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3da" officeooo:paragraph-rsid="000603da"/>
    </style:style>
    <style:style style:name="P2" style:family="paragraph" style:parent-style-name="Standard">
      <style:text-properties officeooo:rsid="000603da" officeooo:paragraph-rsid="0007dc9c"/>
    </style:style>
    <style:style style:name="P3" style:family="paragraph" style:parent-style-name="Standard">
      <style:text-properties fo:font-weight="bold" officeooo:rsid="000603da" officeooo:paragraph-rsid="000603da" style:font-weight-asian="bold" style:font-weight-complex="bold"/>
    </style:style>
    <style:style style:name="P4" style:family="paragraph" style:parent-style-name="Standard">
      <style:text-properties fo:font-weight="bold" officeooo:rsid="000a6182" officeooo:paragraph-rsid="000a6182" style:font-weight-asian="bold" style:font-weight-complex="bold"/>
    </style:style>
    <style:style style:name="P5" style:family="paragraph" style:parent-style-name="Standard">
      <style:text-properties style:text-line-through-style="none" style:text-line-through-type="none" officeooo:rsid="000603da" officeooo:paragraph-rsid="0007dc9c"/>
    </style:style>
    <style:style style:name="P6" style:family="paragraph" style:parent-style-name="Standard">
      <style:text-properties officeooo:paragraph-rsid="000bf47c"/>
    </style:style>
    <style:style style:name="P7" style:family="paragraph" style:parent-style-name="Standard">
      <style:text-properties officeooo:rsid="000603da" officeooo:paragraph-rsid="000a6182"/>
    </style:style>
    <style:style style:name="P8" style:family="paragraph" style:parent-style-name="Standard">
      <style:text-properties officeooo:rsid="000d59da" officeooo:paragraph-rsid="000d59da"/>
    </style:style>
    <style:style style:name="P9" style:family="paragraph" style:parent-style-name="Standard">
      <style:text-properties fo:font-weight="bold" officeooo:rsid="000d59da" officeooo:paragraph-rsid="000d59da" style:font-weight-asian="bold" style:font-weight-complex="bold"/>
    </style:style>
    <style:style style:name="P10" style:family="paragraph" style:parent-style-name="Standard">
      <style:text-properties fo:font-weight="bold" officeooo:rsid="000fd09d" officeooo:paragraph-rsid="0011771d" style:font-weight-asian="bold" style:font-weight-complex="bold"/>
    </style:style>
    <style:style style:name="P11" style:family="paragraph" style:parent-style-name="Standard">
      <style:text-properties fo:font-weight="normal" officeooo:paragraph-rsid="000d59da" style:font-weight-asian="normal" style:font-weight-complex="normal"/>
    </style:style>
    <style:style style:name="P12" style:family="paragraph" style:parent-style-name="Standard">
      <style:text-properties fo:font-weight="normal" officeooo:rsid="000d59da" officeooo:paragraph-rsid="000d59da" style:font-weight-asian="normal" style:font-weight-complex="normal"/>
    </style:style>
    <style:style style:name="P13" style:family="paragraph" style:parent-style-name="Standard">
      <style:text-properties officeooo:paragraph-rsid="000fd09d"/>
    </style:style>
    <style:style style:name="P14" style:family="paragraph" style:parent-style-name="Standard">
      <style:text-properties officeooo:rsid="000fd09d" officeooo:paragraph-rsid="000fd09d"/>
    </style:style>
    <style:style style:name="P15" style:family="paragraph" style:parent-style-name="Standard">
      <style:text-properties officeooo:rsid="0011771d" officeooo:paragraph-rsid="0011771d"/>
    </style:style>
    <style:style style:name="T1" style:family="text">
      <style:text-properties officeooo:rsid="00022e58"/>
    </style:style>
    <style:style style:name="T2" style:family="text">
      <style:text-properties officeooo:rsid="000603da"/>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07dc9c"/>
    </style:style>
    <style:style style:name="T6" style:family="text">
      <style:text-properties style:text-line-through-style="none" style:text-line-through-type="none" fo:font-style="italic" officeooo:rsid="0007dc9c" style:font-style-asian="italic" style:font-style-complex="italic"/>
    </style:style>
    <style:style style:name="T7" style:family="text">
      <style:text-properties officeooo:rsid="000bf47c"/>
    </style:style>
    <style:style style:name="T8" style:family="text">
      <style:text-properties officeooo:rsid="000d59da"/>
    </style:style>
    <style:style style:name="T9" style:family="text">
      <style:text-properties officeooo:rsid="000ed6d4"/>
    </style:style>
    <style:style style:name="T10" style:family="text">
      <style:text-properties officeooo:rsid="000fd09d"/>
    </style:style>
    <style:style style:name="T11" style:family="text">
      <style:text-properties fo:font-weight="normal" style:font-weight-asian="normal" style:font-weight-complex="normal"/>
    </style:style>
    <style:style style:name="T12" style:family="text">
      <style:text-properties fo:font-weight="normal" officeooo:rsid="000fd09d" style:font-weight-asian="normal" style:font-weight-complex="normal"/>
    </style:style>
    <style:style style:name="T13" style:family="text">
      <style:text-properties fo:font-weight="normal" officeooo:rsid="0011771d" style:font-weight-asian="normal" style:font-weight-complex="normal"/>
    </style:style>
    <style:style style:name="T14" style:family="text">
      <style:text-properties style:text-position="super 58%" fo:font-weight="normal" officeooo:rsid="000fd09d" style:font-weight-asian="normal" style:font-weight-complex="normal"/>
    </style:style>
    <style:style style:name="T15" style:family="text">
      <style:text-properties style:text-position="0% 100%"/>
    </style:style>
    <style:style style:name="T16" style:family="text">
      <style:text-properties officeooo:rsid="0011771d"/>
    </style:style>
    <style:style style:name="T17" style:family="text">
      <style:text-properties officeooo:rsid="0012a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rst switch ON the CN, gNB, and UE</text:p>
      <text:p text:style-name="Standard"/>
      <text:p text:style-name="Standard">iperf -s -u -i 1 -B 10.0.0.2 <text:s text:c="6"/><text:span text:style-name="T1">#run on UE as a server </text:span><text:span text:style-name="T7">in T1</text:span></text:p>
      <text:p text:style-name="Standard"/>
      <text:p text:style-name="P6">sudo docker exec -it oai-upf bash <text:s text:c="7"/><text:span text:style-name="T2"># for UPF root path </text:span><text:span text:style-name="T7">in T2 </text:span></text:p>
      <text:p text:style-name="P6"/>
      <text:p text:style-name="P6">sudo docker exec -it oai-ext-dn bash <text:s text:c="3"/><text:span text:style-name="T2"># for ext-server root path </text:span><text:span text:style-name="T7">in T3</text:span></text:p>
      <text:p text:style-name="Standard"/>
      <text:p text:style-name="Standard">sudo docker exec -it oai-upf iperf -s -u -i 1 -B 192.168.70.134 <text:s text:c="6"/><text:span text:style-name="T1"># run on UPF as a server </text:span><text:span text:style-name="T7">in T2 as <text:s/>in a home</text:span></text:p>
      <text:p text:style-name="Standard"/>
      <text:p text:style-name="Standard">sudo docker exec -it oai-ext-dn iperf -c 192.168.70.134 -u -b 300K -t 10 -i 1 <text:s text:c="2"/><text:span text:style-name="T1">#run on AS as a client </text:span><text:span text:style-name="T7">in T4</text:span></text:p>
      <text:p text:style-name="P1"/>
      <text:p text:style-name="P1"># <text:s/><text:span text:style-name="T3">code for congestion either server or client </text:span></text:p>
      <text:p text:style-name="P1">#if u r running server as UPF and client as a EXT-DN =====It is Downlink (then congestion run should be on server only) <text:span text:style-name="T7">in T2</text:span></text:p>
      <text:p text:style-name="P1"/>
      <text:p text:style-name="P1">sudo tc qdisc add dev eth0 root netem rate 80Kbit</text:p>
      <text:p text:style-name="P1"/>
      <text:p text:style-name="P1">sudo tc qdisc add dev eth0 root tbf rate 300Kbit burst 32kbit latency 400ms</text:p>
      <text:p text:style-name="P1"/>
      <text:p text:style-name="P1">sudo tc qdisc add dev eth0 root netem delay 100ms loss 5% rate 300Kbit</text:p>
      <text:p text:style-name="P1"/>
      <text:p text:style-name="P3"/>
      <text:p text:style-name="P3"># 1. Add TBF to control rate</text:p>
      <text:p text:style-name="P3">sudo tc qdisc add dev eth0 root handle 1: tbf rate 300Kbit burst 38kbit latency 400ms</text:p>
      <text:p text:style-name="P3"/>
      <text:p text:style-name="P3"># 2. Add NetEm to inject packet loss</text:p>
      <text:p text:style-name="P3">sudo tc qdisc add dev eth0 parent 1:1 handle 10: netem loss 10%</text:p>
      <text:p text:style-name="P3"/>
      <text:p text:style-name="P3"/>
      <text:p text:style-name="P3"/>
      <text:p text:style-name="P3"/>
      <text:p text:style-name="P3">check the congestion</text:p>
      <text:p text:style-name="P1"/>
      <text:p text:style-name="P1">tc qdisc show dev eth0</text:p>
      <text:p text:style-name="P1"/>
      <text:p text:style-name="P3">delete the congestion</text:p>
      <text:p text:style-name="P1"/>
      <text:p text:style-name="P1">sudo tc qdisc del dev eth0 root</text:p>
      <text:p text:style-name="P1"/>
      <text:p text:style-name="P3">UPF as a server</text:p>
      <text:p text:style-name="P1">iperf -s -u -i 1 -B 192.168.70.134 <text:s/>#UPF IP Address</text:p>
      <text:p text:style-name="P1"/>
      <text:p text:style-name="P3">Application server is Client</text:p>
      <text:p text:style-name="P2">iperf -c 192.168.70.134 -u -b 300K -t 10<text:span text:style-name="T4">0 i 1 <text:s/># ext-server</text:span></text:p>
      <text:p text:style-name="P5"/>
      <text:p text:style-name="P2"><text:soft-page-break/><text:span text:style-name="T6">Note: </text:span><text:span text:style-name="T5">we need to run client side congestion then u will get fluctuation congestion effect from server side </text:span><text:span text:style-name="T4"><text:s text:c="2"/></text:span></text:p>
      <text:p text:style-name="P2"/>
      <text:p text:style-name="P4">For Multi UE</text:p>
      <text:p text:style-name="P7"><text:a xlink:type="simple" xlink:href="https://gitlab.eurecom.fr/oai/openairinterface5g/-/blob/develop/doc/NR_SA_Tutorial_OAI_multi_UE.md" text:style-name="Internet_20_link" text:visited-style-name="Visited_20_Internet_20_Link">https://gitlab.eurecom.fr/oai/openairinterface5g/-/blob/develop/doc/NR_SA_Tutorial_OAI_multi_UE.md</text:a></text:p>
      <text:p text:style-name="P7"/>
      <text:p text:style-name="P7"/>
      <text:p text:style-name="P9">Steps to run the Integration of IBN_ZTN:</text:p>
      <text:p text:style-name="P11"><text:span text:style-name="T8">1. Run the </text:span><text:bookmark text:name="file-name-id"/>Congestion_gen_UPF_AS.py<text:span text:style-name="T8"> file to generate the congestion of 300 values between UPF and AS.</text:span></text:p>
      <text:p text:style-name="P12">2. <text:span text:style-name="T9">Run e2e_bandwidth_measurement_after_congestion.py and </text:span>use “poisson_distribution_with_drift_value_300(11).csv” like this for different files we have to call to measure the e2e performance of the network. This will generate e2ebandwidth .csv file of 300 values for the given .csv file. By this way, we generated 2000 BW values.</text:p>
      <text:p text:style-name="P12">3. <text:span text:style-name="T9">create </text:span><text:span text:style-name="T17">t</text:span><text:span text:style-name="T9">he BiLSTM model file (.h5) using 2000 BW values.</text:span><text:span text:style-name="T10">run this code Bilstm_gen_oaicong_data.py</text:span></text:p>
      <text:p text:style-name="P13"><text:span text:style-name="T12">4. Then, run final_integration1.py, to get the “E2E throughput achieved applying ZTN closed loop to meet ID user intent of 300 kbps” <text:s/>and 450 kbps figures. This will use the 15</text:span><text:span text:style-name="T14">th</text:span><text:span text:style-name="T12"> and 39</text:span><text:span text:style-name="T14">th</text:span><text:span text:style-name="T12"> episode files to for find the optimal and sub-optimal solution and graph.</text:span></text:p>
      <text:p text:style-name="P14"><text:span text:style-name="T11">5. Finally, run the calculate_average_40_episodes.py code to calculate the average value of each episodes which takes the each episode .csv files from the previous step.</text:span></text:p>
      <text:p text:style-name="P15"><text:span text:style-name="T11">Note in a Terminal:</text:span></text:p>
      <text:p text:style-name="P10"><text:span text:style-name="T16">For OOD case, run the sudo docker exec -it oai-ext-dn iperf -c 10.0.0.2 -u -b 500K -t 10000 -i 1</text:span></text:p>
      <text:p text:style-name="P10"><text:span text:style-name="T16">For ID case, run the sudo docker exec -it oai-ext-dn iperf -c 10.0.0.2 -u -b 300K -t 10000 -i 1</text:span></text:p>
      <text:p text:style-name="P10"/>
      <text:p text:style-name="P14"><text:span text:style-name="T11">6. <text:s/></text:span><text:span text:style-name="T13">run the Compari_monte_testbed_ID_OOD.py file to get the comparision graph of ID and OOD cas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3T12:47:58.803556033</meta:creation-date>
    <dc:date>2025-07-11T16:13:55.016152762</dc:date>
    <meta:editing-duration>PT22M33S</meta:editing-duration>
    <meta:editing-cycles>7</meta:editing-cycles>
    <meta:generator>LibreOffice/7.3.7.2$Linux_X86_64 LibreOffice_project/30$Build-2</meta:generator>
    <meta:document-statistic meta:table-count="0" meta:image-count="0" meta:object-count="0" meta:page-count="2" meta:paragraph-count="36" meta:word-count="493" meta:character-count="2809" meta:non-whitespace-character-count="2316"/>
  </office:meta>
</office:document-meta>
</file>